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ca" fo:country="ES" officeooo:rsid="00147acb" officeooo:paragraph-rsid="00147acb"/>
    </style:style>
    <style:style style:name="P2" style:family="paragraph" style:parent-style-name="Standard">
      <style:text-properties fo:language="ca" fo:country="ES" officeooo:rsid="0015b959" officeooo:paragraph-rsid="0015b959"/>
    </style:style>
    <style:style style:name="P3" style:family="paragraph" style:parent-style-name="Standard">
      <style:text-properties fo:language="ca" fo:country="ES" officeooo:rsid="0016cccc" officeooo:paragraph-rsid="0016cccc"/>
    </style:style>
    <style:style style:name="P4" style:family="paragraph" style:parent-style-name="Standard">
      <style:text-properties fo:language="ca" fo:country="ES" officeooo:rsid="0016cccc" officeooo:paragraph-rsid="001abe8a"/>
    </style:style>
    <style:style style:name="P5" style:family="paragraph" style:parent-style-name="Standard">
      <style:text-properties fo:language="ca" fo:country="ES" officeooo:rsid="0017d9d0" officeooo:paragraph-rsid="0017d9d0"/>
    </style:style>
    <style:style style:name="P6" style:family="paragraph" style:parent-style-name="Standard">
      <style:text-properties fo:language="ca" fo:country="ES" officeooo:rsid="001940fc" officeooo:paragraph-rsid="001940fc"/>
    </style:style>
    <style:style style:name="P7" style:family="paragraph" style:parent-style-name="Standard">
      <style:text-properties fo:language="ca" fo:country="ES" officeooo:rsid="001940fc" officeooo:paragraph-rsid="001bc48e"/>
    </style:style>
    <style:style style:name="P8" style:family="paragraph" style:parent-style-name="Standard">
      <style:text-properties fo:language="ca" fo:country="ES" officeooo:rsid="001940fc" officeooo:paragraph-rsid="001df0d7"/>
    </style:style>
    <style:style style:name="P9" style:family="paragraph" style:parent-style-name="Standard">
      <style:text-properties fo:language="ca" fo:country="ES" officeooo:rsid="001940fc" officeooo:paragraph-rsid="00211025"/>
    </style:style>
    <style:style style:name="P10" style:family="paragraph" style:parent-style-name="Standard">
      <style:text-properties fo:language="ca" fo:country="ES" officeooo:rsid="001940fc" officeooo:paragraph-rsid="00212adf"/>
    </style:style>
    <style:style style:name="P11" style:family="paragraph" style:parent-style-name="Standard">
      <style:text-properties fo:language="ca" fo:country="ES" officeooo:rsid="001940fc" officeooo:paragraph-rsid="002220e9"/>
    </style:style>
    <style:style style:name="P12" style:family="paragraph" style:parent-style-name="Standard">
      <style:text-properties fo:language="ca" fo:country="ES" officeooo:rsid="001940fc" officeooo:paragraph-rsid="00232bd9"/>
    </style:style>
    <style:style style:name="P13" style:family="paragraph" style:parent-style-name="Standard">
      <style:text-properties fo:language="ca" fo:country="ES" officeooo:rsid="001bc48e" officeooo:paragraph-rsid="001bc48e"/>
    </style:style>
    <style:style style:name="P14" style:family="paragraph" style:parent-style-name="Standard">
      <style:text-properties fo:language="ca" fo:country="ES" officeooo:rsid="001df0d7" officeooo:paragraph-rsid="001df0d7"/>
    </style:style>
    <style:style style:name="P15" style:family="paragraph" style:parent-style-name="Standard">
      <style:text-properties fo:language="ca" fo:country="ES" officeooo:rsid="001fa180" officeooo:paragraph-rsid="001fa180"/>
    </style:style>
    <style:style style:name="P16" style:family="paragraph" style:parent-style-name="Standard">
      <style:text-properties fo:language="ca" fo:country="ES" officeooo:rsid="001fa180" officeooo:paragraph-rsid="002220e9"/>
    </style:style>
    <style:style style:name="P17" style:family="paragraph" style:parent-style-name="Standard">
      <style:text-properties fo:language="ca" fo:country="ES" officeooo:rsid="001fa180" officeooo:paragraph-rsid="00232bd9"/>
    </style:style>
    <style:style style:name="P18" style:family="paragraph" style:parent-style-name="Standard">
      <style:text-properties fo:language="ca" fo:country="ES" officeooo:rsid="00211025" officeooo:paragraph-rsid="00211025"/>
    </style:style>
    <style:style style:name="P19" style:family="paragraph" style:parent-style-name="Standard">
      <style:text-properties fo:language="ca" fo:country="ES" officeooo:rsid="0025e6f5" officeooo:paragraph-rsid="0025e6f5"/>
    </style:style>
    <style:style style:name="P20" style:family="paragraph" style:parent-style-name="Standard">
      <style:text-properties fo:language="ca" fo:country="ES" officeooo:rsid="0025e6f5" officeooo:paragraph-rsid="0025f4fa"/>
    </style:style>
    <style:style style:name="P21" style:family="paragraph" style:parent-style-name="Standard">
      <style:text-properties fo:language="ca" fo:country="ES" officeooo:rsid="0025f4fa" officeooo:paragraph-rsid="0025f4fa"/>
    </style:style>
    <style:style style:name="P22" style:family="paragraph" style:parent-style-name="Standard">
      <style:text-properties fo:language="ca" fo:country="ES" officeooo:rsid="0031cb51" officeooo:paragraph-rsid="0031cb51"/>
    </style:style>
    <style:style style:name="P23" style:family="paragraph" style:parent-style-name="Standard" style:list-style-name="L1">
      <style:text-properties fo:language="ca" fo:country="ES" officeooo:rsid="0031cb51" officeooo:paragraph-rsid="0031cb51"/>
    </style:style>
    <style:style style:name="P24" style:family="paragraph" style:parent-style-name="Standard">
      <style:text-properties style:font-name="Andale Mono" fo:font-size="10pt" fo:language="ca" fo:country="ES" officeooo:rsid="00147acb" officeooo:paragraph-rsid="00147acb" style:font-size-asian="10pt" style:font-size-complex="10pt"/>
    </style:style>
    <style:style style:name="P25" style:family="paragraph" style:parent-style-name="Standard">
      <style:text-properties style:font-name="Andale Mono" fo:font-size="10pt" fo:language="ca" fo:country="ES" officeooo:rsid="0017d9d0" officeooo:paragraph-rsid="0017d9d0" style:font-size-asian="10pt" style:font-size-complex="10pt"/>
    </style:style>
    <style:style style:name="P26" style:family="paragraph" style:parent-style-name="Standard">
      <style:text-properties style:font-name="Andale Mono" fo:font-size="10pt" fo:language="ca" fo:country="ES" officeooo:rsid="0015b959" officeooo:paragraph-rsid="0015b959" style:font-size-asian="10pt" style:font-size-complex="10pt"/>
    </style:style>
    <style:style style:name="P27" style:family="paragraph" style:parent-style-name="Standard">
      <style:text-properties style:font-name="Andale Mono" fo:font-size="10pt" fo:language="ca" fo:country="ES" officeooo:rsid="0016cccc" officeooo:paragraph-rsid="0016cccc" style:font-size-asian="10pt" style:font-size-complex="10pt"/>
    </style:style>
    <style:style style:name="P28" style:family="paragraph" style:parent-style-name="Standard">
      <style:text-properties style:font-name="Andale Mono" fo:font-size="10pt" fo:language="ca" fo:country="ES" officeooo:rsid="001abe8a" officeooo:paragraph-rsid="001abe8a" style:font-size-asian="10pt" style:font-size-complex="10pt"/>
    </style:style>
    <style:style style:name="P29" style:family="paragraph" style:parent-style-name="Standard">
      <style:text-properties style:font-name="Andale Mono" fo:font-size="10pt" fo:language="ca" fo:country="ES" officeooo:rsid="001df0d7" officeooo:paragraph-rsid="001df0d7" style:font-size-asian="10pt" style:font-size-complex="10pt"/>
    </style:style>
    <style:style style:name="P30" style:family="paragraph" style:parent-style-name="Standard">
      <style:text-properties style:font-name="Andale Mono" fo:font-size="10pt" fo:language="ca" fo:country="ES" officeooo:rsid="00232bd9" officeooo:paragraph-rsid="00232bd9" style:font-size-asian="10pt" style:font-size-complex="10pt"/>
    </style:style>
    <style:style style:name="P31" style:family="paragraph" style:parent-style-name="Standard">
      <style:text-properties style:font-name="Andale Mono" fo:font-size="10pt" fo:language="ca" fo:country="ES" officeooo:rsid="0025e6f5" officeooo:paragraph-rsid="0025e6f5" style:font-size-asian="10pt" style:font-size-complex="10pt"/>
    </style:style>
    <style:style style:name="P32" style:family="paragraph" style:parent-style-name="Standard">
      <style:text-properties style:font-name="Andale Mono" fo:font-size="10pt" fo:language="ca" fo:country="ES" officeooo:rsid="0025e6f5" officeooo:paragraph-rsid="0025f4fa" style:font-size-asian="10pt" style:font-size-complex="10pt"/>
    </style:style>
    <style:style style:name="P33" style:family="paragraph" style:parent-style-name="Standard">
      <style:text-properties style:font-name="Andale Mono" fo:font-size="10pt" fo:language="ca" fo:country="ES" officeooo:rsid="0025f4fa" officeooo:paragraph-rsid="0025f4fa" style:font-size-asian="10pt" style:font-size-complex="10pt"/>
    </style:style>
    <style:style style:name="P34" style:family="paragraph" style:parent-style-name="Standard">
      <style:text-properties style:font-name="Andale Mono" fo:font-size="10pt" fo:language="ca" fo:country="ES" officeooo:rsid="0027241a" officeooo:paragraph-rsid="0027241a" style:font-size-asian="10pt" style:font-size-complex="10pt"/>
    </style:style>
    <style:style style:name="P35" style:family="paragraph" style:parent-style-name="Standard">
      <style:text-properties fo:color="#000000" style:font-name="Monospace" fo:font-size="10pt" fo:language="ca" fo:country="ES" officeooo:paragraph-rsid="001bc48e" style:font-size-asian="10pt"/>
    </style:style>
    <style:style style:name="P36" style:family="paragraph" style:parent-style-name="Standard">
      <style:text-properties fo:color="#000000" style:font-name="Monospace" fo:font-size="10pt" fo:language="ca" fo:country="ES" officeooo:paragraph-rsid="00285309" style:font-size-asian="10pt"/>
    </style:style>
    <style:style style:name="P37" style:family="paragraph" style:parent-style-name="Standard">
      <style:text-properties fo:color="#000000" style:font-name="Andale Mono" fo:font-size="10pt" fo:language="ca" fo:country="ES" officeooo:paragraph-rsid="0027241a" style:font-size-asian="10pt"/>
    </style:style>
    <style:style style:name="P38" style:family="paragraph" style:parent-style-name="Standard">
      <style:text-properties style:font-name="Liberation Serif" fo:font-size="12pt" fo:language="ca" fo:country="ES" officeooo:rsid="0025e6f5" officeooo:paragraph-rsid="0027241a" style:font-size-asian="12pt" style:font-size-complex="12pt"/>
    </style:style>
    <style:style style:name="P39" style:family="paragraph" style:parent-style-name="Standard">
      <style:text-properties style:font-name="Liberation Serif" fo:font-size="12pt" fo:language="ca" fo:country="ES" officeooo:rsid="0025e6f5" officeooo:paragraph-rsid="00285309" style:font-size-asian="12pt" style:font-size-complex="12pt"/>
    </style:style>
    <style:style style:name="P40" style:family="paragraph" style:parent-style-name="Standard">
      <style:text-properties style:font-name="Liberation Serif" fo:font-size="12pt" fo:language="ca" fo:country="ES" officeooo:rsid="0025e6f5" officeooo:paragraph-rsid="00297879" style:font-size-asian="12pt" style:font-size-complex="12pt"/>
    </style:style>
    <style:style style:name="P41" style:family="paragraph" style:parent-style-name="Standard">
      <style:text-properties style:font-name="Arial" fo:language="ca" fo:country="ES" fo:font-weight="bold" officeooo:rsid="0031cb51" officeooo:paragraph-rsid="0031cb51" style:font-weight-asian="bold" style:font-weight-complex="bold"/>
    </style:style>
    <style:style style:name="P42" style:family="paragraph" style:parent-style-name="Standard" style:list-style-name="L1">
      <style:text-properties style:font-name="Arial" fo:language="ca" fo:country="ES" officeooo:rsid="0031cb51" officeooo:paragraph-rsid="0031cb51"/>
    </style:style>
    <style:style style:name="P43" style:family="paragraph" style:parent-style-name="Standard">
      <style:paragraph-properties fo:margin-left="0cm" fo:margin-right="0cm" fo:text-align="start" style:justify-single-word="false" fo:text-indent="0cm" style:auto-text-indent="false"/>
      <style:text-properties fo:language="ca" fo:country="ES"/>
    </style:style>
    <style:style style:name="P44" style:family="paragraph" style:parent-style-name="Standard">
      <style:paragraph-properties fo:margin-left="0cm" fo:margin-right="0cm" fo:text-align="start" style:justify-single-word="false" fo:text-indent="0cm" style:auto-text-indent="false"/>
      <style:text-properties fo:color="#000000" style:font-name="Monospace" fo:font-size="10pt" fo:language="ca" fo:country="ES" style:font-size-asian="10pt"/>
    </style:style>
    <style:style style:name="P45" style:family="paragraph" style:parent-style-name="Heading">
      <style:text-properties officeooo:paragraph-rsid="0031cb51"/>
    </style:style>
    <style:style style:name="P46" style:family="paragraph" style:parent-style-name="Title">
      <style:paragraph-properties fo:text-align="center" style:justify-single-word="false"/>
      <style:text-properties fo:language="ca" fo:country="ES" fo:font-weight="bold" officeooo:rsid="002dc74f" officeooo:paragraph-rsid="002dc74f" style:font-weight-asian="bold" style:font-weight-complex="bold"/>
    </style:style>
    <style:style style:name="P47" style:family="paragraph" style:parent-style-name="Text_20_body">
      <style:text-properties officeooo:paragraph-rsid="0031cb51"/>
    </style:style>
    <style:style style:name="T1" style:family="text">
      <style:text-properties officeooo:rsid="001abe8a"/>
    </style:style>
    <style:style style:name="T2" style:family="text">
      <style:text-properties fo:color="#7f0055" style:font-name="Monospace" fo:font-size="10pt" fo:font-weight="bold" style:font-size-asian="10pt" style:font-weight-asian="bold"/>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25e6f5" style:font-size-asian="10pt"/>
    </style:style>
    <style:style style:name="T5" style:family="text">
      <style:text-properties fo:color="#000000" style:font-name="Monospace" fo:font-size="10pt" fo:font-weight="bold" style:font-size-asian="10pt" style:font-weight-asian="bold"/>
    </style:style>
    <style:style style:name="T6" style:family="text">
      <style:text-properties fo:color="#000000" style:font-name="Monospace" fo:font-size="10pt" style:text-underline-style="solid" style:text-underline-width="auto" style:text-underline-color="font-color" style:font-size-asian="10pt"/>
    </style:style>
    <style:style style:name="T7" style:family="text">
      <style:text-properties fo:color="#0000c0" style:font-name="Monospace" fo:font-size="10pt" fo:font-style="italic" style:font-size-asian="10pt" style:font-style-asian="italic"/>
    </style:style>
    <style:style style:name="T8" style:family="text">
      <style:text-properties fo:color="#2a00ff" style:font-name="Monospace" fo:font-size="10pt" style:font-size-asian="10pt"/>
    </style:style>
    <style:style style:name="T9" style:family="text">
      <style:text-properties fo:color="#2a00ff" style:font-name="Monospace" fo:font-size="10pt" officeooo:rsid="002fdcd9" style:font-size-asian="10pt"/>
    </style:style>
    <style:style style:name="T10" style:family="text">
      <style:text-properties fo:color="#3f7f5f" style:font-name="Monospace" fo:font-size="10pt" style:font-size-asian="10pt"/>
    </style:style>
    <style:style style:name="T11" style:family="text">
      <style:text-properties officeooo:rsid="0025f4fa"/>
    </style:style>
    <style:style style:name="T12" style:family="text">
      <style:text-properties officeooo:rsid="0027241a"/>
    </style:style>
    <style:style style:name="T13" style:family="text">
      <style:text-properties officeooo:rsid="00285309"/>
    </style:style>
    <style:style style:name="T14" style:family="text">
      <style:text-properties officeooo:rsid="00297879"/>
    </style:style>
    <style:style style:name="T15" style:family="text">
      <style:text-properties officeooo:rsid="002f7c0d"/>
    </style:style>
    <style:style style:name="T16" style:family="text">
      <style:text-properties fo:font-weight="bold" style:font-weight-asian="bold" style:font-weight-complex="bold"/>
    </style:style>
    <style:style style:name="T17" style:family="text">
      <style:text-properties fo:font-weight="bold" officeooo:rsid="0025f4fa" style:font-weight-asian="bold" style:font-weight-complex="bold"/>
    </style:style>
    <style:style style:name="T18" style:family="text">
      <style:text-properties fo:font-weight="bold" officeooo:rsid="00285309" style:font-weight-asian="bold" style:font-weight-complex="bold"/>
    </style:style>
    <style:style style:name="T19" style:family="text">
      <style:text-properties officeooo:rsid="002fdcd9"/>
    </style:style>
    <style:style style:name="T20" style:family="text">
      <style:text-properties fo:font-style="italic" style:font-style-asian="italic" style:font-style-complex="italic"/>
    </style:style>
    <style:style style:name="T21" style:family="text">
      <style:text-properties style:font-name="Arial"/>
    </style:style>
    <style:style style:name="T2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Exercicis avaluació UF1465</text:p>
      <text:p text:style-name="P22"/>
      <text:p text:style-name="P41">Sobre el lliurament dels exercicis:</text:p>
      <text:p text:style-name="P41"/>
      <text:list xml:id="list2002013192443465088" text:style-name="L1">
        <text:list-item>
          <text:p text:style-name="P23"><text:span text:style-name="T21">Lliurament: correu electrònic a </text:span><text:a xlink:type="simple" xlink:href="mailto:daniel.colomer@pue.es" text:style-name="Internet_20_link" text:visited-style-name="Visited_20_Internet_20_Link"><text:span text:style-name="T21">daniel.colomer@pue.es</text:span></text:a></text:p>
          <text:p text:style-name="P42"/>
        </text:list-item>
        <text:list-item>
          <text:p text:style-name="P42">Format: <text:s/>aquest mateix document amb les respostes <text:span text:style-name="T20">inline </text:span><text:span text:style-name="T22">i amb color blau</text:span>. El document s'haurà de dir: Cognom1_Nom_Avaluacio_UF1465.</text:p>
          <text:p text:style-name="P42"/>
        </text:list-item>
        <text:list-item>
          <text:p text:style-name="P42">Data límit de lliurament: 18/01/2015 a les 23:59:59</text:p>
        </text:list-item>
      </text:list>
      <text:p text:style-name="P22"/>
      <text:p text:style-name="P1"/>
      <text:p text:style-name="P45">EXERCICIS</text:p>
      <text:p text:style-name="P47"/>
      <text:p text:style-name="P1"><text:span text:style-name="T1">1. </text:span>¿<text:span text:style-name="T15">On comença l'execució d'un </text:span>programa Java?</text:p>
      <text:p text:style-name="P24"/>
      <text:p text:style-name="P24"/>
      <text:p text:style-name="P1"/>
      <text:p text:style-name="P1"><text:span text:style-name="T1">2. </text:span>Dels s<text:span text:style-name="T15">e</text:span>g<text:span text:style-name="T15">üents</text:span> noms de variables, ¿<text:span text:style-name="T15">quin</text:span> no es v<text:span text:style-name="T15">à</text:span>lid?</text:p>
      <text:p text:style-name="P1">A. count</text:p>
      <text:p text:style-name="P1">B. $count</text:p>
      <text:p text:style-name="P2">C. count27</text:p>
      <text:p text:style-name="P2">D. 67count</text:p>
      <text:p text:style-name="P2"/>
      <text:p text:style-name="P25"/>
      <text:p text:style-name="P2"/>
      <text:p text:style-name="P2"><text:span text:style-name="T1">3. </text:span>Indicar la forma general de la instrucció <text:span text:style-name="T16">if</text:span></text:p>
      <text:p text:style-name="P26"/>
      <text:p text:style-name="P26"/>
      <text:p text:style-name="P2"/>
      <text:p text:style-name="P2"><text:span text:style-name="T1">4. </text:span>Indicar la forma general de la instrucció <text:span text:style-name="T16">for</text:span></text:p>
      <text:p text:style-name="P2"/>
      <text:p text:style-name="P26"/>
      <text:p text:style-name="P2"/>
      <text:p text:style-name="P3"><text:span text:style-name="T1">5. </text:span>Cóm <text:span text:style-name="T15">e</text:span>s crea un blo<text:span text:style-name="T15">c </text:span>de c<text:span text:style-name="T15">o</text:span>di?</text:p>
      <text:p text:style-name="P3"/>
      <text:p text:style-name="P27"/>
      <text:p text:style-name="P3"/>
      <text:p text:style-name="P4"><text:span text:style-name="T1">6. U</text:span>n blo<text:span text:style-name="T15">c</text:span> de<text:span text:style-name="T1">fineix un àmbit</text:span>?</text:p>
      <text:p text:style-name="P4"/>
      <text:p text:style-name="P28"/>
      <text:p text:style-name="P3"/>
      <text:p text:style-name="P5"><text:span text:style-name="T1">7. </text:span>En una expre<text:span text:style-name="T15">s</text:span>sió, a qu<text:span text:style-name="T15">in</text:span> tip<text:span text:style-name="T15">us</text:span> <text:span text:style-name="T15">es</text:span> converte<text:span text:style-name="T15">ixe</text:span>n <text:span text:style-name="T16">byte</text:span> <text:span text:style-name="T15">i</text:span> <text:span text:style-name="T16">short</text:span>?</text:p>
      <text:p text:style-name="P5"/>
      <text:p text:style-name="P25"/>
      <text:p text:style-name="P6"/>
      <text:p text:style-name="P13">8. Crear un programa que perm<text:span text:style-name="T19">e</text:span>t<text:span text:style-name="T19">i</text:span> a l<text:span text:style-name="T19">'</text:span>usuari escri<text:span text:style-name="T19">ure</text:span> una frase <text:span text:style-name="T19">i</text:span> <text:span text:style-name="T19">quan</text:span> <text:span text:style-name="T19">aquest premi</text:span> la tecla 'return' m<text:span text:style-name="T19">ostri</text:span> el número d<text:span text:style-name="T19">'espais</text:span> que <text:span text:style-name="T19">pugues haver a la frase</text:span>.</text:p>
      <text:p text:style-name="P7"/>
      <text:p text:style-name="P35"/>
      <text:p text:style-name="P7"><text:soft-page-break/></text:p>
      <text:p text:style-name="P14">9. Indicar el format general p<text:span text:style-name="T19">e</text:span>r <text:span text:style-name="T16">if-else-if</text:span></text:p>
      <text:p text:style-name="P8"/>
      <text:p text:style-name="P29"/>
      <text:p text:style-name="P7"/>
      <text:p text:style-name="P15">10. D<text:span text:style-name="T19">onat</text:span> el s<text:span text:style-name="T19">egüent</text:span> c<text:span text:style-name="T19">o</text:span>di:</text:p>
      <text:p text:style-name="P7"/>
      <text:p text:style-name="P7"><text:span text:style-name="T2">if</text:span><text:span text:style-name="T3"> (x &lt; 10)</text:span></text:p>
      <text:p text:style-name="P43"><text:span text:style-name="T5"><text:tab/></text:span><text:span text:style-name="T2">if</text:span><text:span text:style-name="T3"> (y &gt; 100) {</text:span></text:p>
      <text:p text:style-name="P43"><text:span text:style-name="T3"><text:tab/><text:tab/></text:span><text:span text:style-name="T2">if</text:span><text:span text:style-name="T3"> (!hecho) x = z;</text:span></text:p>
      <text:p text:style-name="P43"><text:span text:style-name="T3"><text:tab/><text:tab/></text:span><text:span text:style-name="T2">else</text:span><text:span text:style-name="T3"> y = z;</text:span></text:p>
      <text:p text:style-name="P44"><text:tab/>}</text:p>
      <text:p text:style-name="P43"><text:span text:style-name="T2">else</text:span><text:span text:style-name="T3"> System.</text:span><text:span text:style-name="T7">out</text:span><text:span text:style-name="T3">.println(</text:span><text:span text:style-name="T8">"error"</text:span><text:span text:style-name="T3">);</text:span></text:p>
      <text:p text:style-name="P7"/>
      <text:p text:style-name="P18">A qu<text:span text:style-name="T19">ina </text:span>instrucció <text:span text:style-name="T16">if</text:span> s<text:span text:style-name="T19">'</text:span>as<text:span text:style-name="T19">s</text:span>ocia la última instrucció <text:span text:style-name="T16">else</text:span>?</text:p>
      <text:p text:style-name="P9"/>
      <text:p text:style-name="P10"/>
      <text:p text:style-name="P16">11. Mostrar la instrucció <text:span text:style-name="T16">for</text:span> d<text:span text:style-name="T19">'</text:span>un bucle que <text:span text:style-name="T19">compta</text:span> de 1000 a 0 de dos en dos</text:p>
      <text:p text:style-name="P11"/>
      <text:p text:style-name="P30"/>
      <text:p text:style-name="P11"/>
      <text:p text:style-name="P17">12. El s<text:span text:style-name="T19">egüent</text:span> c<text:span text:style-name="T19">o</text:span>di es v<text:span text:style-name="T19">àlid</text:span>? <text:span text:style-name="T19">Raona la resposta.</text:span></text:p>
      <text:p text:style-name="P12"/>
      <text:p text:style-name="P12"><text:span text:style-name="T2">int</text:span><text:span text:style-name="T3"> </text:span><text:span text:style-name="T4">result</text:span><text:span text:style-name="T3"> = 0, num = 10;</text:span></text:p>
      <text:p text:style-name="P43"><text:span text:style-name="T2">for</text:span><text:span text:style-name="T3">(</text:span><text:span text:style-name="T2">int</text:span><text:span text:style-name="T3"> </text:span><text:span text:style-name="T6">i</text:span><text:span text:style-name="T3"> = 0; i &lt;= num; i++)</text:span></text:p>
      <text:p text:style-name="P43"><text:span text:style-name="T3"><text:tab/></text:span><text:span text:style-name="T4">result</text:span><text:span text:style-name="T3"> += i*</text:span><text:span text:style-name="T4">2</text:span><text:span text:style-name="T3">;</text:span></text:p>
      <text:p text:style-name="P43"><text:span text:style-name="T2">int</text:span><text:span text:style-name="T3"> count = i </text:span><text:span text:style-name="T4">+ 2</text:span><text:span text:style-name="T3">;</text:span></text:p>
      <text:p text:style-name="P12"/>
      <text:p text:style-name="P31"/>
      <text:p text:style-name="P9"/>
      <text:p text:style-name="P19">13. Explicar el funcionament de <text:span text:style-name="T16">break</text:span>, incl<text:span text:style-name="T19">oent els seus</text:span> dos formats (<text:span text:style-name="T19">amb</text:span> <text:span text:style-name="T19">i</text:span> s<text:span text:style-name="T19">ense</text:span> etiqueta).</text:p>
      <text:p text:style-name="P19"/>
      <text:p text:style-name="P31"/>
      <text:p text:style-name="P9"/>
      <text:p text:style-name="P20">1<text:span text:style-name="T11">4</text:span>. <text:span text:style-name="T11">En el següent fragment de codi, un cop executada la instrucció </text:span><text:span text:style-name="T17">break</text:span><text:span text:style-name="T11">, què es mostra?</text:span></text:p>
      <text:p text:style-name="P21"/>
      <text:p text:style-name="P21"><text:span text:style-name="T2">for</text:span><text:span text:style-name="T3">(</text:span><text:span text:style-name="T2">int</text:span><text:span text:style-name="T3"> i = 0; i &lt; 10;i++) {</text:span></text:p>
      <text:p text:style-name="P43"><text:span text:style-name="T3"><text:tab/></text:span><text:span text:style-name="T2">while</text:span><text:span text:style-name="T3"> (</text:span><text:span text:style-name="T6">running</text:span><text:span text:style-name="T3">) {</text:span></text:p>
      <text:p text:style-name="P43"><text:span text:style-name="T3"><text:tab/><text:tab/></text:span><text:span text:style-name="T2">if</text:span><text:span text:style-name="T3"> (</text:span><text:span text:style-name="T6">x</text:span><text:span text:style-name="T3"> &lt; </text:span><text:span text:style-name="T6">y</text:span><text:span text:style-name="T3">) </text:span><text:span text:style-name="T2">break</text:span><text:span text:style-name="T3">;</text:span></text:p>
      <text:p text:style-name="P43"><text:span text:style-name="T3"><text:tab/><text:tab/><text:tab/></text:span><text:span text:style-name="T10">// ...</text:span></text:p>
      <text:p text:style-name="P44"><text:tab/>}</text:p>
      <text:p text:style-name="P43"><text:span text:style-name="T3"><text:tab/>System.</text:span><text:span text:style-name="T7">out</text:span><text:span text:style-name="T3">.println(</text:span><text:span text:style-name="T8">"desp</text:span><text:span text:style-name="T9">ré</text:span><text:span text:style-name="T8">s del while"</text:span><text:span text:style-name="T3">);</text:span></text:p>
      <text:p text:style-name="P44">}</text:p>
      <text:p text:style-name="P43"><text:span text:style-name="T3">System.</text:span><text:span text:style-name="T7">out</text:span><text:span text:style-name="T3">.println(</text:span><text:span text:style-name="T8">"desp</text:span><text:span text:style-name="T9">ré</text:span><text:span text:style-name="T8">s del for"</text:span><text:span text:style-name="T3">);</text:span></text:p>
      <text:p text:style-name="P32"/>
      <text:p text:style-name="P33"/>
      <text:p text:style-name="P33"/>
      <text:p text:style-name="P38">1<text:span text:style-name="T13">5</text:span>. <text:span text:style-name="T12">Què imprimeix el següent fragment de codi?</text:span></text:p>
      <text:p text:style-name="P38"/>
      <text:p text:style-name="P38"><text:span text:style-name="T2">for</text:span><text:span text:style-name="T3">(</text:span><text:span text:style-name="T2">int</text:span><text:span text:style-name="T3"> i = 0; i &lt; 10; i++) {</text:span></text:p>
      <text:p text:style-name="P43"><text:span text:style-name="T3"><text:tab/>System.</text:span><text:span text:style-name="T7">out</text:span><text:span text:style-name="T3">.print(i + </text:span><text:span text:style-name="T8">" "</text:span><text:span text:style-name="T3">);</text:span></text:p>
      <text:p text:style-name="P43"><text:span text:style-name="T3"><text:tab/></text:span><text:span text:style-name="T2">if</text:span><text:span text:style-name="T3"> (i % 2 == 0) </text:span><text:span text:style-name="T2">continue</text:span><text:span text:style-name="T3">;</text:span></text:p>
      <text:p text:style-name="P43"><text:span text:style-name="T3"><text:tab/>System.</text:span><text:span text:style-name="T7">out</text:span><text:span text:style-name="T3">.println();</text:span></text:p>
      <text:p text:style-name="P44">}</text:p>
      <text:p text:style-name="P38"/>
      <text:p text:style-name="P37"/>
      <text:p text:style-name="P34"/>
      <text:p text:style-name="P39">1<text:span text:style-name="T13">6</text:span>. La<text:span text:style-name="T13"> expressió de increment d'un bucle </text:span><text:span text:style-name="T18">for</text:span><text:span text:style-name="T13"> no sempre ha de canviar la variable de control del </text:span><text:soft-page-break/><text:span text:style-name="T13">bucle en una quantitat fixa. En el seu lloc, la variable de control podria canviar arbitrariament. Amb aquest concepte, crear un programa que utilitzi un bucle </text:span><text:span text:style-name="T18">for</text:span><text:span text:style-name="T13"> per generar i mostrar la progressió 1, 2, 4, 8, 16, 32, 64.</text:span></text:p>
      <text:p text:style-name="P39"/>
      <text:p text:style-name="P36"/>
      <text:p text:style-name="P39"/>
      <text:p text:style-name="P40">1<text:span text:style-name="T14">7</text:span>. <text:span text:style-name="T14">Les lletres minúscules ASCII es separen de les majúscules en 32. Per tant, per a convertir una lletra minúscula a majúscula, cal restar 32. Utilitzar aquesta informació per crear un programa que llegeixi caràcters del teclat. Donada un frase introduïda per l'usuari, cal convertir les lletres minúscules a majúscules i viceversa i mostrar el resultat de tal canvi. La resta de caràcters no s'han de canviar. El programa ha de finalitzar quan l'usuari premi la tecla 'return'. Quan el programa finalitzi ha de mostrar el número de canvis realitzats.</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10-30T17:31:45.277953159</meta:creation-date>
    <dc:date>2015-01-14T14:16:26.649000000</dc:date>
    <meta:editing-duration>PT2H41M1S</meta:editing-duration>
    <meta:editing-cycles>28</meta:editing-cycles>
    <meta:generator>LibreOffice/4.3.1.2$Windows_x86 LibreOffice_project/958349dc3b25111dbca392fbc281a05559ef6848</meta:generator>
    <meta:document-statistic meta:table-count="0" meta:image-count="0" meta:object-count="0" meta:page-count="3" meta:paragraph-count="53" meta:word-count="469" meta:character-count="2611" meta:non-whitespace-character-count="2179"/>
  </office:meta>
</office:document-meta>
</file>